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527e" officeooo:paragraph-rsid="0006527e" style:font-size-asian="12.25pt" style:font-weight-asian="bold" style:font-size-complex="14pt" style:font-weight-complex="bold"/>
    </style:style>
    <style:style style:name="P2" style:family="paragraph" style:parent-style-name="Header">
      <style:text-properties officeooo:rsid="0006527e" officeooo:paragraph-rsid="00065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PROGRAMMING</text:p>
      <text:p text:style-name="Standard">ALSA lib pcm.c:2495:(snd_pcm_open_noupdate) Unknown PCM cards.pcm.rear</text:p>
      <text:p text:style-name="Standard">ALSA lib pcm.c:2495:(snd_pcm_open_noupdate) Unknown PCM cards.pcm.center_lfe</text:p>
      <text:p text:style-name="Standard">ALSA lib pcm.c:2495:(snd_pcm_open_noupdate) Unknown PCM cards.pcm.side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Say something!</text:p>
      <text:p text:style-name="Standard">You said: say something hello hello hi hi</text:p>
      <text:p text:style-name="Standard"/>
      <text:p text:style-name="Standard"/>
      <text:p text:style-name="Standard">ALSA lib pcm.c:2495:(snd_pcm_open_noupdate) Unknown PCM cards.pcm.rear</text:p>
      <text:p text:style-name="Standard">ALSA lib pcm.c:2495:(snd_pcm_open_noupdate) Unknown PCM cards.pcm.center_lfe</text:p>
      <text:p text:style-name="Standard">ALSA lib pcm.c:2495:(snd_pcm_open_noupdate) Unknown PCM cards.pcm.side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Say something!</text:p>
      <text:p text:style-name="Standard">You said: Vaishnavi Vaishnavi</text:p>
      <text:p text:style-name="Standard"/>
      <text:p text:style-name="Standard">ALSA lib pcm.c:2495:(snd_pcm_open_noupdate) Unknown PCM cards.pcm.rear</text:p>
      <text:p text:style-name="Standard">ALSA lib pcm.c:2495:(snd_pcm_open_noupdate) Unknown PCM cards.pcm.center_lfe</text:p>
      <text:p text:style-name="Standard">ALSA lib pcm.c:2495:(snd_pcm_open_noupdate) Unknown PCM cards.pcm.side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Say something!</text:p>
      <text:p text:style-name="Standard">You said: Sandeep</text:p>
      <text:p text:style-name="Standard"/>
      <text:p text:style-name="Standard"/>
      <text:p text:style-name="Standard">ALSA lib pcm.c:2495:(snd_pcm_open_noupdate) Unknown PCM cards.pcm.rear</text:p>
      <text:p text:style-name="Standard">ALSA lib pcm.c:2495:(snd_pcm_open_noupdate) Unknown PCM cards.pcm.center_lfe</text:p>
      <text:p text:style-name="Standard">ALSA lib pcm.c:2495:(snd_pcm_open_noupdate) Unknown PCM cards.pcm.side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Say something!</text:p>
      <text:p text:style-name="Standard">You said: Sara</text:p>
      <text:p text:style-name="Standard"/>
      <text:p text:style-name="Standard">ALSA lib pcm_dsnoop.c:618:(snd_pcm_dsnoop_open) unable to open slave</text:p>
      <text:p text:style-name="Standard">ALSA lib pcm.c:2495:(snd_pcm_open_noupdate) Unknown PCM cards.pcm.rear</text:p>
      <text:p text:style-name="Standard">ALSA lib pcm.c:2495:(snd_pcm_open_noupdate) Unknown PCM cards.pcm.center_lfe</text:p>
      <text:p text:style-name="Standard">ALSA lib pcm.c:2495:(snd_pcm_open_noupdate) Unknown PCM cards.pcm.side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ALSA lib pcm_route.c:867:(find_matching_chmap) Found no matching channel map</text:p>
      <text:p text:style-name="Standard">Say something!</text:p>
      <text:p text:style-name="Standard">You said: Asma Asma Asma Asm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527e" officeooo:paragraph-rsid="000652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SANDEE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05:50.399506976</meta:creation-date>
    <dc:date>2018-11-15T12:08:58.844941313</dc:date>
    <meta:editing-duration>PT3M11S</meta:editing-duration>
    <meta:editing-cycles>1</meta:editing-cycles>
    <meta:document-statistic meta:table-count="0" meta:image-count="0" meta:object-count="0" meta:page-count="1" meta:paragraph-count="47" meta:word-count="286" meta:character-count="2819" meta:non-whitespace-character-count="2578"/>
    <meta:generator>LibreOffice/6.0.3.2$Linux_X86_64 LibreOffice_project/00m0$Build-2</meta:generator>
  </office:meta>
</office:document-meta>
</file>